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1" svg:font-family="Arial" style:font-family-generic="system" style:font-pitch="variable"/>
    <style:font-face style:name="HG明朝B" svg:font-family="HG明朝B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1dece4"/>
    </style:style>
    <style:style style:name="P2" style:family="paragraph" style:parent-style-name="Standard">
      <style:text-properties style:font-name="微软雅黑" fo:language="en" fo:country="US" officeooo:rsid="001dece4" officeooo:paragraph-rsid="001dece4" style:font-name-asian="微软雅黑"/>
    </style:style>
    <style:style style:name="P3" style:family="paragraph" style:parent-style-name="Standard">
      <style:text-properties style:font-name="微软雅黑" fo:font-size="12pt" officeooo:rsid="000ef17c" officeooo:paragraph-rsid="001caf03" style:font-name-asian="微软雅黑" style:font-size-asian="12pt" style:font-size-complex="12pt"/>
    </style:style>
    <style:style style:name="P4" style:family="paragraph" style:parent-style-name="Standard">
      <style:text-properties style:font-name="微软雅黑" fo:font-size="12pt" fo:language="en" fo:country="US" fo:font-weight="normal" officeooo:rsid="00114d4b" officeooo:paragraph-rsid="001caf03" style:font-name-asian="微软雅黑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Heading_20_1">
      <style:text-properties style:font-name="微软雅黑" style:font-name-asian="微软雅黑" style:language-asian="zh" style:country-asian="CN"/>
    </style:style>
    <style:style style:name="P6" style:family="paragraph" style:parent-style-name="Heading_20_1">
      <style:text-properties style:font-name="微软雅黑" fo:font-size="14pt" fo:language="en" fo:country="US" officeooo:rsid="000ef17c" officeooo:paragraph-rsid="001caf03" style:font-name-asian="微软雅黑" style:font-size-asian="14pt" style:language-asian="zh" style:country-asian="CN" style:font-size-complex="14pt"/>
    </style:style>
    <style:style style:name="P7" style:family="paragraph" style:parent-style-name="Heading_20_1">
      <style:text-properties style:font-name="微软雅黑" fo:language="en" fo:country="US" officeooo:rsid="00107f43" officeooo:paragraph-rsid="001caf03" style:font-name-asian="微软雅黑"/>
    </style:style>
    <style:style style:name="P8" style:family="paragraph" style:parent-style-name="Heading_20_1">
      <style:text-properties style:font-name="微软雅黑" fo:language="en" fo:country="US" officeooo:rsid="0012111d" officeooo:paragraph-rsid="001dece4" style:font-name-asian="微软雅黑"/>
    </style:style>
    <style:style style:name="P9" style:family="paragraph" style:parent-style-name="Heading_20_2">
      <style:text-properties style:font-name="微软雅黑" fo:language="en" fo:country="US" officeooo:rsid="000ef17c" officeooo:paragraph-rsid="001caf03" style:font-name-asian="微软雅黑"/>
    </style:style>
    <style:style style:name="P10" style:family="paragraph" style:parent-style-name="Title" style:master-page-name="First_20_Page">
      <style:paragraph-properties style:page-number="1"/>
      <style:text-properties style:font-name="微软雅黑" style:font-name-asian="微软雅黑" style:language-asian="zh" style:country-asian="CN"/>
    </style:style>
    <style:style style:name="P11" style:family="paragraph" style:parent-style-name="Standard" style:list-style-name="WWNum21">
      <style:text-properties style:font-name="微软雅黑" fo:language="en" fo:country="US" officeooo:rsid="000ef17c" officeooo:paragraph-rsid="001caf03" style:font-name-asian="微软雅黑"/>
    </style:style>
    <style:style style:name="P12" style:family="paragraph" style:parent-style-name="Standard" style:list-style-name="WWNum21">
      <style:text-properties style:font-name="微软雅黑" fo:language="en" fo:country="US" officeooo:rsid="000ef17c" officeooo:paragraph-rsid="001dece4" style:font-name-asian="微软雅黑"/>
    </style:style>
    <style:style style:name="P13" style:family="paragraph" style:parent-style-name="Standard" style:list-style-name="WWNum21">
      <style:text-properties style:font-name="微软雅黑" fo:language="en" fo:country="US" officeooo:rsid="000ef17c" officeooo:paragraph-rsid="00229afa" style:font-name-asian="微软雅黑"/>
    </style:style>
    <style:style style:name="P14" style:family="paragraph" style:parent-style-name="Standard" style:list-style-name="WWNum21">
      <style:text-properties style:font-name="微软雅黑" fo:language="en" fo:country="US" officeooo:rsid="000ef17c" officeooo:paragraph-rsid="001fe30e" style:font-name-asian="微软雅黑"/>
    </style:style>
    <style:style style:name="P15" style:family="paragraph" style:parent-style-name="Standard" style:list-style-name="WWNum21">
      <style:text-properties style:font-name="微软雅黑" fo:language="en" fo:country="US" officeooo:rsid="000ef17c" officeooo:paragraph-rsid="001caf03" style:font-name-asian="微软雅黑" style:language-asian="zh" style:country-asian="CN"/>
    </style:style>
    <style:style style:name="P16" style:family="paragraph" style:parent-style-name="Standard" style:list-style-name="WWNum21">
      <style:text-properties style:font-name="微软雅黑" fo:language="en" fo:country="US" officeooo:rsid="0014c347" officeooo:paragraph-rsid="001fe30e" style:font-name-asian="微软雅黑" style:language-asian="zh" style:country-asian="CN"/>
    </style:style>
    <style:style style:name="P17" style:family="paragraph" style:parent-style-name="Standard" style:list-style-name="WWNum21">
      <style:text-properties style:font-name="微软雅黑" fo:language="en" fo:country="US" officeooo:rsid="0012111d" officeooo:paragraph-rsid="001dece4" style:font-name-asian="微软雅黑"/>
    </style:style>
    <style:style style:name="P18" style:family="paragraph" style:parent-style-name="Standard" style:list-style-name="WWNum21">
      <style:text-properties style:font-name="微软雅黑" officeooo:paragraph-rsid="0020ac2a" style:font-name-asian="微软雅黑"/>
    </style:style>
    <style:style style:name="P19" style:family="paragraph" style:parent-style-name="Standard" style:list-style-name="WWNum21">
      <style:text-properties style:font-name="微软雅黑" officeooo:rsid="00107f43" officeooo:paragraph-rsid="001caf03" style:font-name-asian="微软雅黑"/>
    </style:style>
    <style:style style:name="P20" style:family="paragraph" style:parent-style-name="Standard" style:list-style-name="WWNum21">
      <style:text-properties style:font-name="微软雅黑" officeooo:rsid="000ef17c" officeooo:paragraph-rsid="001dece4" style:font-name-asian="微软雅黑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14d4b" style:language-asian="zh" style:country-asian="CN"/>
    </style:style>
    <style:style style:name="T3" style:family="text">
      <style:text-properties officeooo:rsid="0018f3f0" style:language-asian="zh" style:country-asian="CN"/>
    </style:style>
    <style:style style:name="T4" style:family="text">
      <style:text-properties officeooo:rsid="001dece4" style:language-asian="zh" style:country-asian="CN"/>
    </style:style>
    <style:style style:name="T5" style:family="text">
      <style:text-properties officeooo:rsid="0012111d" style:language-asian="zh" style:country-asian="CN"/>
    </style:style>
    <style:style style:name="T6" style:family="text">
      <style:text-properties officeooo:rsid="00137f8d" style:language-asian="zh" style:country-asian="CN"/>
    </style:style>
    <style:style style:name="T7" style:family="text">
      <style:text-properties officeooo:rsid="0014c347" style:language-asian="zh" style:country-asian="CN"/>
    </style:style>
    <style:style style:name="T8" style:family="text">
      <style:text-properties officeooo:rsid="001fe30e" style:language-asian="zh" style:country-asian="CN"/>
    </style:style>
    <style:style style:name="T9" style:family="text">
      <style:text-properties officeooo:rsid="0021ee69" style:language-asian="zh" style:country-asian="CN"/>
    </style:style>
    <style:style style:name="T10" style:family="text">
      <style:text-properties officeooo:rsid="00268ead" style:language-asian="zh" style:country-asian="CN"/>
    </style:style>
    <style:style style:name="T11" style:family="text">
      <style:text-properties fo:language="en" fo:country="US" officeooo:rsid="000ef17c"/>
    </style:style>
    <style:style style:name="T12" style:family="text">
      <style:text-properties fo:language="en" fo:country="US" officeooo:rsid="00114d4b"/>
    </style:style>
    <style:style style:name="T13" style:family="text">
      <style:text-properties fo:language="en" fo:country="US" officeooo:rsid="0012111d"/>
    </style:style>
    <style:style style:name="T14" style:family="text">
      <style:text-properties fo:language="en" fo:country="US" officeooo:rsid="0012111d" style:language-asian="zh" style:country-asian="CN"/>
    </style:style>
    <style:style style:name="T15" style:family="text">
      <style:text-properties fo:language="en" fo:country="US" officeooo:rsid="00114d4b" style:language-asian="zh" style:country-asian="CN"/>
    </style:style>
    <style:style style:name="T16" style:family="text">
      <style:text-properties fo:language="en" fo:country="US" officeooo:rsid="000ef17c" style:language-asian="zh" style:country-asian="CN"/>
    </style:style>
    <style:style style:name="T17" style:family="text">
      <style:text-properties fo:language="en" fo:country="US" officeooo:rsid="00107f43" style:language-asian="zh" style:country-asian="CN"/>
    </style:style>
    <style:style style:name="T18" style:family="text">
      <style:text-properties style:font-name="微软雅黑" fo:language="en" fo:country="US" officeooo:rsid="000ef17c" style:font-name-asian="微软雅黑"/>
    </style:style>
    <style:style style:name="T19" style:family="text">
      <style:text-properties style:font-name="微软雅黑" style:font-name-asian="微软雅黑"/>
    </style:style>
    <style:style style:name="T20" style:family="text">
      <style:text-properties style:font-name="微软雅黑" officeooo:rsid="001caf03" style:font-name-asian="微软雅黑" style:language-asian="zh" style:country-asian="CN"/>
    </style:style>
    <style:style style:name="T21" style:family="text">
      <style:text-properties officeooo:rsid="00114d4b"/>
    </style:style>
    <style:style style:name="T22" style:family="text">
      <style:text-properties officeooo:rsid="0012111d"/>
    </style:style>
    <style:style style:name="T23" style:family="text">
      <style:text-properties officeooo:rsid="0018f3f0"/>
    </style:style>
    <style:style style:name="T24" style:family="text">
      <style:text-properties officeooo:rsid="001dece4"/>
    </style:style>
    <style:style style:name="T25" style:family="text">
      <style:text-properties officeooo:rsid="00229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杜寒啸</text:p>
      <text:p text:style-name="P1"><text:span text:style-name="T20">+86 13022288682</text:span><text:span text:style-name="T19"> | </text:span><text:a xlink:type="simple" xlink:href="mailto:hanxiao.du@mail.utoronto.ca" text:style-name="Internet_20_link" text:visited-style-name="Visited_20_Internet_20_Link"><text:span text:style-name="T18">hanxiao.du@mail.utoronto.ca</text:span></text:a></text:p>
      <text:p text:style-name="P2">github repo: https://github.com/VincentHanxiaoDu?tab=repositories</text:p>
      <text:h text:style-name="P5" text:outline-level="1">个人简介</text:h>
      <text:p text:style-name="P3"><text:span text:style-name="T12">多伦多大学统计机器学习与数据挖掘专业应届毕业生，统计</text:span><text:span text:style-name="T15">学</text:span><text:span text:style-name="T12">专家</text:span><text:span text:style-name="T13">。涉略统计分类与回归分析，统计推断，机器学习算法应用与理论分析。有充足的编程经验，熟练掌握Python, Java, C++ 和 R等语言。之于工作能力，有很强的独立工作和学习能力，并且善于交流与团队协作，为人开朗热情</text:span><text:span text:style-name="T14">。兴趣爱好广泛，绘画（素描、油画），读书。</text:span></text:p>
      <text:h text:style-name="P6" text:outline-level="1">目标工作</text:h>
      <text:p text:style-name="P4">数据分析，数据挖掘与保存管理，机器学习模型应用开发，计算机视觉算法开发。</text:p>
      <text:h text:style-name="P6" text:outline-level="1">实习背景</text:h>
      <text:h text:style-name="P9" text:outline-level="2">探虾迹餐饮连锁品牌后端工程师</text:h>
      <text:list xml:id="list1164977130" text:style-name="WWNum21">
        <text:list-item>
          <text:p text:style-name="P11">Python后端开发<text:span text:style-name="T1">。</text:span></text:p>
        </text:list-item>
        <text:list-item>
          <text:p text:style-name="P18"><text:span text:style-name="T11">Django后台管理网页开发与数据库</text:span><text:span text:style-name="T16">（SQL/ </text:span><text:span text:style-name="T17">NoSQL</text:span><text:span text:style-name="T16">）</text:span><text:span text:style-name="T11">管理</text:span><text:span text:style-name="T16">。</text:span></text:p>
        </text:list-item>
        <text:list-item>
          <text:p text:style-name="P15">完成美团、饿了吗外卖平台后台数据抓取爬虫，模拟登录与批量操作。</text:p>
        </text:list-item>
        <text:list-item>
          <text:p text:style-name="P15">完成后台验证码逻辑与实现。</text:p>
        </text:list-item>
      </text:list>
      <text:h text:style-name="P7" text:outline-level="1">学术背景</text:h>
      <text:list xml:id="list95640553339165" text:continue-numbering="true" text:style-name="WWNum21">
        <text:list-item>
          <text:p text:style-name="P19"><text:span text:style-name="T11">多伦多大学</text:span><text:span text:style-name="T12">学统计机器学习与数据挖掘</text:span><text:span text:style-name="T15">专家。</text:span></text:p>
        </text:list-item>
        <text:list-item>
          <text:p text:style-name="P20"><text:span text:style-name="T12">cGPA 3.1/4, 专业课成绩突出，c level（大三） 年GPA 3.4/4， d level（大四） 年GPA </text:span><text:span text:style-name="T13">3.9/4</text:span><text:span text:style-name="T14">。</text:span></text:p>
        </text:list-item>
        <text:list-item>
          <text:p text:style-name="P17"><text:span text:style-name="T21">有良好的</text:span>统计学<text:span text:style-name="T1">、</text:span><text:span text:style-name="T21">数学</text:span><text:span text:style-name="T2">、</text:span><text:span text:style-name="T21">计算机科学和软件开发背景。善于阅读同行审阅论文与发表论文</text:span><text:span text:style-name="T2">。</text:span></text:p>
        </text:list-item>
        <text:list-item>
          <text:p text:style-name="P12"><text:span text:style-name="T23">个人</text:span><text:span text:style-name="T3">独立</text:span><text:span text:style-name="T23">实现KNN, K means clustering, </text:span><text:span text:style-name="T24">p</text:span><text:span text:style-name="T23">erceptron</text:span><text:span text:style-name="T4">, l</text:span><text:span text:style-name="T9">inear</text:span><text:span text:style-name="T4"> regression, logistic regression</text:span><text:span text:style-name="T23">等算法。熟悉统计分类与回归中的重要概念</text:span><text:span text:style-name="T3">， 包括理论分析与具体实现</text:span><text:span text:style-name="T23">。</text:span></text:p>
        </text:list-item>
        <text:list-item>
          <text:p text:style-name="P13"><text:span text:style-name="T22">团队合作实现虚拟</text:span><text:span text:style-name="T23">Shell (</text:span><text:span text:style-name="T25">Github: </text:span><text:span text:style-name="T23">Jshell)， </text:span><text:span text:style-name="T3">课程</text:span><text:span text:style-name="T23">网页设计 (</text:span><text:span text:style-name="T25">Github: </text:span><text:span text:style-name="T23">CourseWebsite</text:span><text:span text:style-name="T3">，有良好的软件开发能力与合作能力。</text:span></text:p>
        </text:list-item>
      </text:list>
      <text:h text:style-name="P8" text:outline-level="1">专业资质</text:h>
      <text:list xml:id="list95640634803410" text:continue-numbering="true" text:style-name="WWNum21">
        <text:list-item>
          <text:p text:style-name="P14"><text:span text:style-name="T5">熟练应用</text:span><text:span text:style-name="T6">Numpy, Tensorflow, Keras等机器学习接口。</text:span></text:p>
        </text:list-item>
        <text:list-item>
          <text:p text:style-name="P14"><text:span text:style-name="T5">独立完成多个机器学习与统计算法应用，熟悉 </text:span><text:span text:style-name="T4">p</text:span><text:span text:style-name="T3">erceptron</text:span><text:span text:style-name="T5"> ，NN，CNN，</text:span><text:span text:style-name="T3">KNN，K means clustering</text:span><text:span text:style-name="T5">等基础模型理论与实践。</text:span></text:p>
        </text:list-item>
        <text:list-item>
          <text:p text:style-name="P14"><text:soft-page-break/><text:span text:style-name="T7">熟悉大部分训练技巧如 </text:span><text:span text:style-name="T8">b</text:span><text:span text:style-name="T3">atch normalization, </text:span><text:span text:style-name="T8">dropout</text:span><text:span text:style-name="T3">等。</text:span></text:p>
        </text:list-item>
        <text:list-item>
          <text:p text:style-name="P13"><text:span text:style-name="T6">熟悉并实现一些高级构架模型例如</text:span><text:span text:style-name="T8">v</text:span><text:span text:style-name="T7">ariational </text:span><text:span text:style-name="T3">(</text:span><text:span text:style-name="T8">d</text:span><text:span text:style-name="T3">ebiased)</text:span><text:span text:style-name="T7"> autoencoders </text:span><text:span text:style-name="T10">(Github: Debiased_Autoencoder)</text:span><text:span text:style-name="T7">，</text:span><text:span text:style-name="T8">g</text:span><text:span text:style-name="T7">enerative </text:span><text:span text:style-name="T8">a</text:span><text:span text:style-name="T7">dversarial </text:span><text:span text:style-name="T8">n</text:span><text:span text:style-name="T7">etworks </text:span><text:span text:style-name="T10">(Github: GAN_CELEBA, GAN_MNIST)</text:span><text:span text:style-name="T7">，</text:span><text:span text:style-name="T8">FEAST </text:span><text:span text:style-name="T7">Frameworks等</text:span><text:span text:style-name="T8">。</text:span></text:p>
        </text:list-item>
        <text:list-item>
          <text:p text:style-name="P16">精通计算机网络，网络爬虫应用。</text:p>
        </text:list-item>
        <text:list-item>
          <text:p text:style-name="P16">良好的代码风格与严谨的编程逻辑。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rial1" svg:font-family="Arial" style:font-family-generic="system" style:font-pitch="variable"/>
    <style:font-face style:name="HG明朝B" svg:font-family="HG明朝B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loext:opacity="100%" style:font-name="Cambria" fo:font-size="11pt" fo:language="en" fo:country="US" style:letter-kerning="false" style:font-name-asian="HG明朝B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04040" loext:opacity="100%" style:font-name="Cambria" fo:font-size="11pt" fo:language="en" fo:country="US" style:letter-kerning="false" style:font-name-asian="HG明朝B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66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22in" fo:margin-bottom="0.0693in" style:contextual-spacing="true" fo:keep-together="always" fo:keep-with-next="always"/>
      <style:text-properties fo:color="#2a7b88" loext:opacity="100%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417in" fo:margin-bottom="0.028in" style:contextual-spacing="true" fo:keep-together="always" fo:keep-with-next="always"/>
      <style:text-properties fo:text-transform="uppercase" fo:color="#262626" loext:opacity="100%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0835in" style:contextual-spacing="true" fo:padding-left="0in" fo:padding-right="0in" fo:padding-top="0in" fo:padding-bottom="0.0555in" fo:border-left="none" fo:border-right="none" fo:border-top="none" fo:border-bottom="1.5pt solid #39a5b7"/>
      <style:text-properties fo:color="#2a7b88" loext:opacity="100%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Tahoma" style:font-family-complex="Tahoma" style:font-family-generic-complex="system" style:font-pitch-complex="variable"/>
    </style:style>
    <style:style style:name="List_20_Bullet" style:display-name="List Bullet" style:family="paragraph" style:parent-style-name="Standard" style:default-outline-level="" style:list-style-name="WWNum21">
      <style:paragraph-properties fo:margin-top="0in" fo:margin-bottom="0.1665in" style:contextual-spacing="true" fo:line-height="12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text-align="end" style:justify-single-word="false"/>
      <style:text-properties fo:color="#2a7b88" loext:opacity="100%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222in" fo:margin-bottom="0.0693in" style:contextual-spacing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a7b88" fo:border-bottom="0.51pt solid #2a7b88"/>
      <style:text-properties fo:color="#2a7b88" loext:opacity="100%" fo:font-style="italic" style:font-style-asian="italic" style:font-style-complex="italic"/>
    </style:style>
    <style:style style:name="List_20_Number" style:display-name="List Number" style:family="paragraph" style:parent-style-name="Standard" style:default-outline-level="" style:list-style-name="WWNum23">
      <style:paragraph-properties fo:margin-top="0in" fo:margin-bottom="0.1665in" style:contextual-spacing="true" fo:line-height="12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39a5b7" style:shadow="none"/>
      <style:text-properties fo:color="#2a7b88" loext:opacity="100%" fo:font-style="italic" style:font-style-asian="italic" style:font-style-complex="italic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d4d4d" loext:opacity="100%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style:contextual-spacing="false"/>
      <style:text-properties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.5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2a7b88" loext:opacity="100%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Tahoma" style:font-family-complex="Tahom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393939" loext:opacity="100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2a7b88" loext:opacity="100%"/>
    </style:style>
    <style:style style:name="Heading_20_1_20_Char" style:display-name="Heading 1 Char" style:family="text" style:parent-style-name="Default_20_Paragraph_20_Font">
      <style:text-properties fo:color="#2a7b88" loext:opacity="100%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262626" loext:opacity="100%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2a7b88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a7b88" loext:opacity="100%" fo:letter-spacing="0.0035in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2a7b88" loext:opacity="100%"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7b4968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2a7b88" loext:opacity="100%" style:text-underline-style="solid" style:text-underline-width="auto" style:text-underline-color="font-color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Heading_20_8_20_Char" style:display-name="Heading 8 Char" style:family="text" style:parent-style-name="Default_20_Paragraph_20_Font">
      <style:text-properties fo:color="#272727" loext:opacity="100%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65in" fo:text-indent="-0.15in" fo:margin-left="1.6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.95in" fo:text-indent="-0.15in" fo:margin-left="1.9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2.25in" fo:text-indent="-0.15in" fo:margin-left="2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5in" fo:text-indent="-0.15in" fo:margin-left="2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5in" fo:text-indent="-0.2in" fo:margin-left="0.5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6in" fo:text-indent="-0.2in" fo:margin-left="1.6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text:list-tab-stop-position="1.95in" fo:text-indent="-0.2in" fo:margin-left="1.9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65in" fo:text-indent="-0.2in" fo:margin-left="2.6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text:list-tab-stop-position="3in" fo:text-indent="-0.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8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07:25:57.609000000</meta:creation-date>
    <dc:date>2021-06-18T09:56:38.557000000</dc:date>
    <meta:editing-duration>PT2H27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6" meta:word-count="617" meta:character-count="1109" meta:non-whitespace-character-count="1057"/>
    <meta:user-defined meta:name="AppVersion">16.0000</meta:user-defined>
    <meta:template xlink:type="simple" xlink:actuate="onRequest" xlink:title="TM02918880" xlink:href=""/>
  </office:meta>
</office:document-meta>
</file>